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2283c" officeooo:paragraph-rsid="0002283c"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33b90" officeooo:paragraph-rsid="00033b90"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70f86" officeooo:paragraph-rsid="00070f8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921b5" officeooo:paragraph-rsid="000921b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afb28" officeooo:paragraph-rsid="000afb28" style:font-weight-asian="bold" style:font-weight-complex="bold"/>
    </style:style>
    <style:style style:name="P6" style:family="paragraph" style:parent-style-name="Standard">
      <style:text-properties style:text-underline-style="none" fo:font-weight="normal" officeooo:rsid="00033b90" officeooo:paragraph-rsid="00033b90" style:font-weight-asian="normal" style:font-weight-complex="normal"/>
    </style:style>
    <style:style style:name="P7" style:family="paragraph" style:parent-style-name="Standard">
      <style:text-properties style:text-underline-style="none" fo:font-weight="normal" officeooo:rsid="00052859" officeooo:paragraph-rsid="00052859" style:font-weight-asian="normal" style:font-weight-complex="normal"/>
    </style:style>
    <style:style style:name="P8" style:family="paragraph" style:parent-style-name="Standard">
      <style:text-properties style:text-underline-style="none" fo:font-weight="normal" officeooo:rsid="00070f86" officeooo:paragraph-rsid="00070f86" style:font-weight-asian="normal" style:font-weight-complex="normal"/>
    </style:style>
    <style:style style:name="P9" style:family="paragraph" style:parent-style-name="Standard">
      <style:text-properties style:text-underline-style="none" fo:font-weight="normal" officeooo:rsid="0009e488" officeooo:paragraph-rsid="0009e488" style:font-weight-asian="normal" style:font-weight-complex="normal"/>
    </style:style>
    <style:style style:name="P10" style:family="paragraph" style:parent-style-name="Standard">
      <style:text-properties fo:color="#d4d4d4" style:font-name="Consolas" fo:font-size="10.5pt" style:text-underline-style="none" fo:font-weight="normal" officeooo:rsid="00052859" officeooo:paragraph-rsid="00052859" fo:background-color="#1e1e1e" style:font-weight-asian="normal" style:font-weight-complex="normal"/>
    </style:style>
    <style:style style:name="P11" style:family="paragraph" style:parent-style-name="Standard">
      <style:text-properties officeooo:paragraph-rsid="000909a1"/>
    </style:style>
    <style:style style:name="P12" style:family="paragraph" style:parent-style-name="Standard">
      <style:text-properties officeooo:paragraph-rsid="000ada35"/>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09a1" style:font-weight-asian="normal" style:font-weight-complex="normal"/>
    </style:style>
    <style:style style:name="T4" style:family="text">
      <style:text-properties style:text-underline-style="none" fo:font-weight="normal" officeooo:rsid="000921b5" style:font-weight-asian="normal" style:font-weight-complex="normal"/>
    </style:style>
    <style:style style:name="T5" style:family="text">
      <style:text-properties style:text-underline-style="none" fo:font-weight="normal" officeooo:rsid="000ada35" style:font-weight-asian="normal" style:font-weight-complex="normal"/>
    </style:style>
    <style:style style:name="T6" style:family="text">
      <style:text-properties style:text-underline-style="none" fo:font-weight="normal" officeooo:rsid="000afb28" style:font-weight-asian="normal" style:font-weight-complex="normal"/>
    </style:style>
    <style:style style:name="T7" style:family="text">
      <style:text-properties style:text-underline-style="none" fo:font-weight="normal" officeooo:rsid="000c9d41" style:font-weight-asian="normal" style:font-weight-complex="normal"/>
    </style:style>
    <style:style style:name="T8" style:family="text">
      <style:text-properties style:text-underline-style="none" fo:font-weight="normal" officeooo:rsid="000cc934" style:font-weight-asian="normal" style:font-weight-complex="normal"/>
    </style:style>
    <style:style style:name="T9" style:family="text">
      <style:text-properties style:text-underline-style="none" fo:font-weight="bold" officeooo:rsid="000909a1" style:font-weight-asian="bold" style:font-weight-complex="bold"/>
    </style:style>
    <style:style style:name="T10" style:family="text">
      <style:text-properties style:text-underline-style="none" fo:font-weight="bold" officeooo:rsid="000921b5" style:font-weight-asian="bold" style:font-weight-complex="bold"/>
    </style:style>
    <style:style style:name="T11" style:family="text">
      <style:text-properties style:text-underline-style="none" fo:font-weight="bold" officeooo:rsid="000ada35" style:font-weight-asian="bold" style:font-weight-complex="bold"/>
    </style:style>
    <style:style style:name="T12" style:family="text">
      <style:text-properties style:text-underline-style="none" fo:font-weight="bold" officeooo:rsid="000afb28" style:font-weight-asian="bold" style:font-weight-complex="bold"/>
    </style:style>
    <style:style style:name="T13" style:family="text">
      <style:text-properties style:text-underline-style="none" officeooo:rsid="000afb28"/>
    </style:style>
    <style:style style:name="T14" style:family="text">
      <style:text-properties officeooo:rsid="00052859"/>
    </style:style>
    <style:style style:name="T15" style:family="text">
      <style:text-properties fo:font-weight="bold" style:font-weight-asian="bold" style:font-weight-complex="bold"/>
    </style:style>
    <style:style style:name="T16" style:family="text">
      <style:text-properties fo:color="#dcdcaa"/>
    </style:style>
    <style:style style:name="T17" style:family="text">
      <style:text-properties fo:color="#9cdcfe"/>
    </style:style>
    <style:style style:name="T18" style:family="text">
      <style:text-properties fo:color="#569cd6"/>
    </style:style>
    <style:style style:name="T19" style:family="text">
      <style:text-properties officeooo:rsid="000909a1"/>
    </style:style>
    <style:style style:name="T20" style:family="text">
      <style:text-properties style:text-position="sub 58%"/>
    </style:style>
    <style:style style:name="T21" style:family="text">
      <style:text-properties style:text-position="0% 100%"/>
    </style:style>
    <style:style style:name="T22" style:family="text">
      <style:text-properties style:text-position="0% 1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vice<text:span text:style-name="T2"> jest to oddzielna część aplikacji Angularowej, oddzielna klasa którą można dodać która zachowuje się jak centralne ropozytorium. Coś w czym można przechowywać i przypisać kod</text:span></text:p>
      <text:p text:style-name="P1"><text:span text:style-name="T2"/></text:p>
      <text:p text:style-name="P2">Service access(dependency injector):</text:p>
      <text:p text:style-name="P2"/>
      <text:p text:style-name="P6">możemy zbindować własność dodając ją w konstruktorze i nadać jej typ klasy naszego serwisu</text:p>
      <text:p text:style-name="P6"><text:span text:style-name="T15">eg. constructor(private loggingService: LoggingService)</text:span> co informuje Angular że potrzebujemy instancji LoggingService. Umieszczamy selector w <text:s/>template przez co Angular <text:span text:style-name="T14">je odczytuje i daje nam instancje naszych komponentow. Kiedy Angular jest odpowiedzialny za instancjonowanie naszych komponentow będzie potrzebował skonstruować je poprawnie. Więc jeślii zdefiniujemy w konstruktorze że potrzebujemy argumentu, Angular go rozpozna i spróbuje nam go dać , w tym przypadku typu właśnie naszego service.</text:span></text:p>
      <text:p text:style-name="P6"/>
      <text:p text:style-name="P7">Angular w tym momencie wie czego chcemy, ale nie wie jak nam dać taką instancje więc potrzebujemy jeszcze podać mu service, co po prostu znaczy że mówimy Angularowi jak ma go stworzyć. Jedyne co musimy zrobic to <text:span text:style-name="T15">dodać własność do dekoratora komponentu </text:span></text:p>
      <text:p text:style-name="P7">@Component({</text:p>
      <text:p text:style-name="P7"><text:tab/>…,</text:p>
      <text:p text:style-name="P7"><text:tab/>providers: [LoggingService]</text:p>
      <text:p text:style-name="P7">})</text:p>
      <text:p text:style-name="P7"/>
      <text:p text:style-name="P7">Wtedy możemy zwyczajnie wywołać metode naszej własności podanej w konstruktorze: </text:p>
      <text:p text:style-name="P10"><text:span text:style-name="T18">this</text:span>.<text:span text:style-name="T17">loggingService</text:span>.<text:span text:style-name="T16">logStatusChange</text:span>(<text:span text:style-name="T17">accountStatus</text:span>);</text:p>
      <text:p text:style-name="P7"/>
      <text:p text:style-name="P3">Angular dependency injector(hierarchical):</text:p>
      <text:p text:style-name="P3"/>
      <text:p text:style-name="P8">w rzeczywistości jest hierarchicznym injectorem, co znaczy że jeśli podajemy service w jakimś miejscu naszej aplikacji np. w componencie Angular wie jak stworzyć jego instancje <text:span text:style-name="T19">i co ważne wszystkich jego child components. W rezultacie ten komponent i wszystkie jego dzieci otrzymają tą samą instancje serwisu</text:span></text:p>
      <text:p text:style-name="P8"/>
      <text:p text:style-name="P11"><text:span text:style-name="T3">Możemy podać service również gdzie indziej. </text:span><text:span text:style-name="T9">AppModule</text:span><text:span text:style-name="T3"> jest najwyższym możliwym poziomem. </text:span><text:span text:style-name="T9">Jeśli podamy w nim nasz service to ta sama instancja klasy serwisu jest dostępna w naszej całej aplikacji. </text:span><text:span text:style-name="T3">Następnym poziomem jest np. AppComponent. Najniższym poziomem jest pojedynczy komponent który nie ma żadnych childów. Taki componnent będzie miał swoją własną instancje podanego service. Taka najniższa instancja </text:span><text:span text:style-name="T9">nadpisu</text:span><text:span text:style-name="T10">je</text:span><text:span text:style-name="T9"> </text:span><text:span text:style-name="T3"><text:s/>ten sam service na wyższym poziomie hierarchii. </text:span><text:span text:style-name="T4">Jeśli nie chcemy jej nadpisać to nie dodajemy providera w componentach niższego rzędu, ale nadal go importujemy, tworzymy w konstruktorze i możemy z niego spokojnie korzystać z rodzica.</text:span></text:p>
      <text:p text:style-name="P11"><text:span text:style-name="T4"/></text:p>
      <text:p text:style-name="P4">Injecting Services into Services:</text:p>
      <text:p text:style-name="P4"/>
      <text:p text:style-name="P9">Możemy wstrzykiwać service do innych service’ów. Ponieważ nie jest to możliwe przez podawanie go na poziomie komponentu, żeby to zrobić musimy go podać w app.module</text:p>
      <text:p text:style-name="P12"><text:span text:style-name="T5">Jeśli wstrzykujemy service do CZEGOŚ, te COŚ potrzebuje mieć przypisaną jakąś metadata .<text:line-break/>Np. component ma jakąś metadate ponieważ ma @Component, Dyrektywa ma również ponieważ ma @Directive. Service nie ma czegoś takiego więc musimy to stworzyć. W tym celu używamy </text:span><text:span text:style-name="T11">@Injectable()</text:span><text:span text:style-name="T5"> </text:span><text:span text:style-name="T6">w serwisie który coś otrzymuje</text:span><text:span text:style-name="T5">. </text:span><text:span text:style-name="T6">Dodajemy to tylko wtedy kiedy oczekujemy że otrzymamy coś wstrzykniętego</text:span></text:p>
      <text:p text:style-name="P12"><text:span text:style-name="T6"/></text:p>
      <text:p text:style-name="P5"/>
      <text:p text:style-name="P5"/>
      <text:p text:style-name="P5"><text:soft-page-break/>Using Services far Cross-Component Communication:<text:line-break/><text:line-break/><text:span text:style-name="T2">W serwisie możemy utworzyć event w Componencie i nasłuchiwać go w innym </text:span><text:span text:style-name="T7">w momencie kiedy jest </text:span><text:span text:style-name="T8">nim</text:span><text:span text:style-name="T7"> wstrzyknięt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7T13:34:05.268000000</meta:creation-date>
    <dc:date>2019-09-27T16:25:42.319000000</dc:date>
    <meta:editing-duration>PT6M14S</meta:editing-duration>
    <meta:editing-cycles>1</meta:editing-cycles>
    <meta:generator>LibreOffice/6.3.0.4$Windows_X86_64 LibreOffice_project/057fc023c990d676a43019934386b85b21a9ee99</meta:generator>
    <meta:document-statistic meta:table-count="0" meta:image-count="0" meta:object-count="0" meta:page-count="2" meta:paragraph-count="18" meta:word-count="412" meta:character-count="2980" meta:non-whitespace-character-count="2579"/>
  </office:meta>
</office:document-meta>
</file>